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6400000160B97F5E99AC1779D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8cm" svg:height="4.85cm" svg:x="1cm" svg:y="12.427cm">
          <draw:image xlink:href="Pictures/100002010000056400000160B97F5E99AC1779D1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1-01-11T10:31:51.186000000</dc:date>
    <meta:editing-duration>PT1M22S</meta:editing-duration>
    <meta:editing-cycles>1</meta:editing-cycles>
    <meta:document-statistic meta:object-count="1"/>
    <meta:generator>LibreOffice/6.3.4.2$Windows_X86_64 LibreOffice_project/60da17e045e08f1793c57c00ba83cdfce946d0aa</meta:generator>
  </office:meta>
</office:document-meta>
</file>